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row>
          <mstyle mathvariant="bold">
            <mrow>
              <mi>a</mi>
            </mrow>
          </mstyle>
        </mrow>
        <mi>i</mi>
      </msub>
      <mrow>
        <mi/>
        <mo stretchy="false">⋅</mo>
        <mi/>
      </mrow>
      <mrow>
        <mo stretchy="false">(</mo>
        <mrow>
          <mrow>
            <mstyle mathvariant="bold">
              <mrow>
                <mi>k</mi>
              </mrow>
            </mstyle>
          </mrow>
          <mrow>
            <mi/>
            <mo stretchy="false">−</mo>
            <mi/>
          </mrow>
          <mrow>
            <mstyle mathvariant="bold">
              <mrow>
                <mi>k</mi>
              </mrow>
            </mstyle>
          </mrow>
          <mi>'</mi>
        </mrow>
        <mo stretchy="false">)</mo>
      </mrow>
      <mrow>
        <mi/>
        <mo stretchy="false">=</mo>
        <mi/>
      </mrow>
      <mn>2</mn>
      <mo stretchy="false">π</mo>
      <msub>
        <mi>z</mi>
        <mi>i</mi>
      </msub>
      <mi/>
      <mtext>;</mtext>
      <mi/>
      <msub>
        <mi>z</mi>
        <mi>i</mi>
      </msub>
      <mrow>
        <mi/>
        <mo stretchy="false">=</mo>
        <mi/>
      </mrow>
      <mrow>
        <msub>
          <mi>z</mi>
          <mrow>
            <mn>1,2</mn>
            <mn>,3</mn>
          </mrow>
        </msub>
        <mo stretchy="false">∈</mo>
        <mo stretchy="false">ℤ</mo>
      </mrow>
      <mi/>
      <mi>;</mi>
      <mi/>
      <mi>i</mi>
      <mrow>
        <mi/>
        <mo stretchy="false">=</mo>
        <mi/>
      </mrow>
      <mn>1,2</mn>
      <mn>,3</mn>
    </mrow>
    <annotation encoding="StarMath 5.0">{bold a}_i ` cdot ` ({bold k} ` - ` {bold k}' ) ` = ` 2 %ipi z _i ~ ";" ~ ~ z_i ` = ` z_{1,2,3} in setz ` ; ~ i ` = ` 1,2,3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8:30:47.695000000</meta:creation-date>
    <meta:generator>LibreOffice/4.1.4.2$Windows_x86 LibreOffice_project/0a0440ccc0227ad9829de5f46be37cfb6edcf72</meta:generator>
  </office:meta>
</office:document-meta>
</file>